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Feuil2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Module2.xml" manifest:media-type="text/xml"/>
  <manifest:file-entry manifest:full-path="Basic/VBAProject/Module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2.54cm" fo:break-before="auto" style:use-optimal-row-height="false"/>
    </style:style>
    <style:style style:name="ta1" style:family="table" style:master-page-name="PageStyle_5f_Remplir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3" style:family="table-cell" style:parent-style-name="Default">
      <style:table-cell-properties fo:background-color="#eeece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eeec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ackground-color="#eeece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pli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" form:control-implementation="ooo:com.sun.star.form.component.CommandButton" xml:id="control1" form:id="control1" form:label="Lancer Réparti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VBAProject.Module2.CreerCalculs?language=Basic&amp;location=document" xlink:type="simple"/>
              </office:event-listeners>
            </form:button>
          </form:form>
        </office:forms>
        <table:shapes>
          <draw:control draw:z-index="0" draw:name="Contrôle 1" draw:text-style-name="P1" svg:width="4.912cm" svg:height="1.191cm" svg:x="13.338cm" svg:y="5.664cm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Comment utiliser ce fichier ?</text:p>
          </table:table-cell>
          <table:table-cell table:style-name="ce10" table:number-columns-repeated="8"/>
          <table:table-cell table:style-name="ce18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1 – Chaque membre remplit ses infos dans les cellules jaunes. Les cellules « Revenus » et « Economies » ne doivent pas être vides (mettre « 0 »)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2 – La colonne F « Cotisation totale » indique le montant que chacun-e doit verser (au minimum)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3 – Après avoir compté tout l’argent récolté, on indique le montant dans la cellule I19 « Total réel » en jaune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4 – On vérifie qu’il n’y a aucune feuille en plus de la feuille « Remplir » (celle-ci). S’il y en a en plus, on les supprime.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5 – On clique sur le bouton « Lancer Répartition » ci-dessous. Les montants à donner vont s’afficher en vert dans la nouvelle feuille « Calculs » (attendre quelques secs)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 table:number-rows-repeated="3">
          <table:table-cell/>
          <table:table-cell table:style-name="ce6"/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26" office:value-type="string" calcext:value-type="string">
            <text:p>Le bouton ne s'affiche pas ou ne marche pas ?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26" office:value-type="string" calcext:value-type="string">
            <text:p>1 - Relancer le fichier, en s'assurant que les macros sont activées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26" office:value-type="string" calcext:value-type="string">
            <text:p>2 - Si ça ne marche pas, aller dans Outils &gt; Macros &gt; Exécutez la macro &gt; projet_mutuelle.ods &gt; VBA project &gt; Module 2 &gt; CréerCalculs puis « Exécuter »</text:p>
          </table:table-cell>
          <table:table-cell table:style-name="ce11" table:number-columns-repeated="8"/>
          <table:table-cell table:style-name="ce19"/>
          <table:table-cell table:number-columns-repeated="1013"/>
        </table:table-row>
        <table:table-row table:style-name="ro3">
          <table:table-cell/>
          <table:table-cell table:style-name="ce7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 remplir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23" office:value-type="string" calcext:value-type="string">
            <text:p>Nom (Name)</text:p>
          </table:table-cell>
          <table:table-cell table:style-name="ce23" office:value-type="string" calcext:value-type="string">
            <text:p>Revenus nets (Net Income)</text:p>
          </table:table-cell>
          <table:table-cell table:style-name="ce23" office:value-type="string" calcext:value-type="string">
            <text:p>Economies (Savings)</text:p>
          </table:table-cell>
          <table:table-cell table:style-name="ce23" office:value-type="string" calcext:value-type="string">
            <text:p>Cotisation Revenus</text:p>
          </table:table-cell>
          <table:table-cell table:style-name="ce23" office:value-type="string" calcext:value-type="string">
            <text:p>Cotisation Economies</text:p>
          </table:table-cell>
          <table:table-cell table:style-name="ce23" office:value-type="string" calcext:value-type="string">
            <text:p>Cotisation totale (Amount to give)</text:p>
          </table:table-cell>
          <table:table-cell table:style-name="ce13"/>
          <table:table-cell table:style-name="ce15" office:value-type="string" calcext:value-type="string">
            <text:p>Total prévu</text:p>
          </table:table-cell>
          <table:table-cell table:style-name="ce22" office:value-type="string" calcext:value-type="string">
            <text:p>Total Réel (Après comptag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mbre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727" calcext:value-type="float">
            <text:p>49727</text:p>
          </table:table-cell>
          <table:table-cell table:style-name="ce13" table:formula="of:=IF([.B19]&gt;0;[.B19]*0.05;0)" office:value-type="float" office:value="0" calcext:value-type="float">
            <text:p>0</text:p>
          </table:table-cell>
          <table:table-cell table:style-name="ce14" table:formula="of:=[.C19]*0.005" office:value-type="float" office:value="248.635" calcext:value-type="float">
            <text:p>249</text:p>
          </table:table-cell>
          <table:table-cell table:style-name="ce14" table:formula="of:=SUM([.D19:.E19])" office:value-type="float" office:value="248.635" calcext:value-type="float">
            <text:p>249</text:p>
          </table:table-cell>
          <table:table-cell table:style-name="ce13"/>
          <table:table-cell table:style-name="ce13" table:formula="of:=SUM([.F$1:.F$1048576])" office:value-type="float" office:value="2228.614" calcext:value-type="float">
            <text:p>2228,614</text:p>
          </table:table-cell>
          <table:table-cell table:style-name="ce4" table:formula="of:=2312+80" office:value-type="float" office:value="2392" calcext:value-type="float">
            <text:p>239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mbre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00" calcext:value-type="float">
            <text:p>8000</text:p>
          </table:table-cell>
          <table:table-cell table:style-name="ce13" table:formula="of:=IF([.B20]&gt;0;[.B20]*0.05;0)" office:value-type="float" office:value="0" calcext:value-type="float">
            <text:p>0</text:p>
          </table:table-cell>
          <table:table-cell table:style-name="ce14" table:formula="of:=[.C20]*0.005" office:value-type="float" office:value="40" calcext:value-type="float">
            <text:p>40</text:p>
          </table:table-cell>
          <table:table-cell table:style-name="ce14" table:formula="of:=SUM([.D20:.E20])" office:value-type="float" office:value="40" calcext:value-type="float">
            <text:p>40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3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000" calcext:value-type="float">
            <text:p>4000</text:p>
          </table:table-cell>
          <table:table-cell table:style-name="ce13" table:formula="of:=IF([.B21]&gt;0;[.B21]*0.05;0)" office:value-type="float" office:value="5" calcext:value-type="float">
            <text:p>5</text:p>
          </table:table-cell>
          <table:table-cell table:style-name="ce14" table:formula="of:=[.C21]*0.005" office:value-type="float" office:value="20" calcext:value-type="float">
            <text:p>20</text:p>
          </table:table-cell>
          <table:table-cell table:style-name="ce14" table:formula="of:=SUM([.D21:.E21])" office:value-type="float" office:value="25" calcext:value-type="float">
            <text:p>25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table:formula="of:=IF([.B22]&gt;0;[.B22]*0.05;0)" office:value-type="float" office:value="0" calcext:value-type="float">
            <text:p>0</text:p>
          </table:table-cell>
          <table:table-cell table:style-name="ce14" table:formula="of:=[.C22]*0.005" office:value-type="float" office:value="0" calcext:value-type="float">
            <text:p>0</text:p>
          </table:table-cell>
          <table:table-cell table:style-name="ce14" table:formula="of:=SUM([.D22:.E22])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5</text:p>
          </table:table-cell>
          <table:table-cell table:style-name="ce9" office:value-type="float" office:value="1526" calcext:value-type="float">
            <text:p>1526</text:p>
          </table:table-cell>
          <table:table-cell table:style-name="ce9" office:value-type="float" office:value="241300" calcext:value-type="float">
            <text:p>241300</text:p>
          </table:table-cell>
          <table:table-cell table:style-name="ce14" table:formula="of:=IF([.B23]&gt;0;[.B23]*0.05;0)" office:value-type="float" office:value="76.3" calcext:value-type="float">
            <text:p>76</text:p>
          </table:table-cell>
          <table:table-cell table:style-name="ce14" table:formula="of:=[.C23]*0.005" office:value-type="float" office:value="1206.5" calcext:value-type="float">
            <text:p>1207</text:p>
          </table:table-cell>
          <table:table-cell table:style-name="ce14" table:formula="of:=SUM([.D23:.E23])" office:value-type="float" office:value="1282.8" calcext:value-type="float">
            <text:p>1283</text:p>
          </table:table-cell>
          <table:table-cell table:style-name="ce13"/>
          <table:table-cell table:style-name="ce16" table:number-columns-repeated="2"/>
          <table:table-cell table:style-name="ce17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Membre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14" table:formula="of:=IF([.B24]&gt;0;[.B24]*0.05;0)" office:value-type="float" office:value="0" calcext:value-type="float">
            <text:p>0</text:p>
          </table:table-cell>
          <table:table-cell table:style-name="ce14" table:formula="of:=[.C24]*0.005" office:value-type="float" office:value="0.5" calcext:value-type="float">
            <text:p>1</text:p>
          </table:table-cell>
          <table:table-cell table:style-name="ce14" table:formula="of:=SUM([.D24:.E24])" office:value-type="float" office:value="0.5" calcext:value-type="float">
            <text:p>1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table:formula="of:=IF([.B25]&gt;0;[.B25]*0.05;0)" office:value-type="float" office:value="0" calcext:value-type="float">
            <text:p>0</text:p>
          </table:table-cell>
          <table:table-cell table:style-name="ce14" table:formula="of:=[.C25]*0.005" office:value-type="float" office:value="0" calcext:value-type="float">
            <text:p>0</text:p>
          </table:table-cell>
          <table:table-cell table:style-name="ce14" table:formula="of:=SUM([.D25:.E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mbre8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table:formula="of:=IF([.B26]&gt;0;[.B26]*0.05;0)" office:value-type="float" office:value="31.75" calcext:value-type="float">
            <text:p>32</text:p>
          </table:table-cell>
          <table:table-cell table:style-name="ce14" table:formula="of:=[.C26]*0.005" office:value-type="float" office:value="25" calcext:value-type="float">
            <text:p>25</text:p>
          </table:table-cell>
          <table:table-cell table:style-name="ce14" table:formula="of:=SUM([.D26:.E26])" office:value-type="float" office:value="56.75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mbre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table:formula="of:=IF([.B27]&gt;0;[.B27]*0.05;0)" office:value-type="float" office:value="0" calcext:value-type="float">
            <text:p>0</text:p>
          </table:table-cell>
          <table:table-cell table:style-name="ce14" table:formula="of:=[.C27]*0.005" office:value-type="float" office:value="0" calcext:value-type="float">
            <text:p>0</text:p>
          </table:table-cell>
          <table:table-cell table:style-name="ce14" table:formula="of:=SUM([.D27:.E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mbre10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6000" calcext:value-type="float">
            <text:p>6000</text:p>
          </table:table-cell>
          <table:table-cell table:style-name="ce14" table:formula="of:=IF([.B28]&gt;0;[.B28]*0.05;0)" office:value-type="float" office:value="31.75" calcext:value-type="float">
            <text:p>32</text:p>
          </table:table-cell>
          <table:table-cell table:style-name="ce14" table:formula="of:=[.C28]*0.005" office:value-type="float" office:value="30" calcext:value-type="float">
            <text:p>30</text:p>
          </table:table-cell>
          <table:table-cell table:style-name="ce14" table:formula="of:=SUM([.D28:.E28])" office:value-type="float" office:value="61.75" calcext:value-type="float">
            <text:p>62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table:formula="of:=IF([.B29]&gt;0;[.B29]*0.05;0)" office:value-type="float" office:value="0" calcext:value-type="float">
            <text:p>0</text:p>
          </table:table-cell>
          <table:table-cell table:style-name="ce14" table:formula="of:=[.C29]*0.005" office:value-type="float" office:value="0" calcext:value-type="float">
            <text:p>0</text:p>
          </table:table-cell>
          <table:table-cell table:style-name="ce14" table:formula="of:=SUM([.D29:.E29])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-1" calcext:value-type="float">
            <text:p>-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2</text:p>
          </table:table-cell>
          <table:table-cell table:style-name="ce9" office:value-type="float" office:value="719" calcext:value-type="float">
            <text:p>719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30]&gt;0;[.B30]*0.05;0)" office:value-type="float" office:value="35.95" calcext:value-type="float">
            <text:p>36</text:p>
          </table:table-cell>
          <table:table-cell table:style-name="ce14" table:formula="of:=[.C30]*0.005" office:value-type="float" office:value="0" calcext:value-type="float">
            <text:p>0</text:p>
          </table:table-cell>
          <table:table-cell table:style-name="ce14" table:formula="of:=SUM([.D30:.E30])" office:value-type="float" office:value="35.95" calcext:value-type="float">
            <text:p>36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3</text:p>
          </table:table-cell>
          <table:table-cell table:style-name="ce9" office:value-type="float" office:value="1400" calcext:value-type="float">
            <text:p>14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14" table:formula="of:=IF([.B31]&gt;0;[.B31]*0.05;0)" office:value-type="float" office:value="70" calcext:value-type="float">
            <text:p>70</text:p>
          </table:table-cell>
          <table:table-cell table:style-name="ce14" table:formula="of:=[.C31]*0.005" office:value-type="float" office:value="300" calcext:value-type="float">
            <text:p>300</text:p>
          </table:table-cell>
          <table:table-cell table:style-name="ce14" table:formula="of:=SUM([.D31:.E31])" office:value-type="float" office:value="370" calcext:value-type="float">
            <text:p>370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4</text:p>
          </table:table-cell>
          <table:table-cell table:style-name="ce9" office:value-type="float" office:value="-300" calcext:value-type="float">
            <text:p>-3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32]&gt;0;[.B32]*0.05;0)" office:value-type="float" office:value="0" calcext:value-type="float">
            <text:p>0</text:p>
          </table:table-cell>
          <table:table-cell table:style-name="ce14" table:formula="of:=[.C32]*0.005" office:value-type="float" office:value="0" calcext:value-type="float">
            <text:p>0</text:p>
          </table:table-cell>
          <table:table-cell table:style-name="ce14" table:formula="of:=SUM([.D32:.E32])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table:formula="of:=IF([.B33]&gt;0;[.B33]*0.05;0)" office:value-type="float" office:value="0" calcext:value-type="float">
            <text:p>0</text:p>
          </table:table-cell>
          <table:table-cell table:style-name="ce14" table:formula="of:=[.C33]*0.005" office:value-type="float" office:value="0" calcext:value-type="float">
            <text:p>0</text:p>
          </table:table-cell>
          <table:table-cell table:style-name="ce14" table:formula="of:=SUM([.D33:.E33])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6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700" calcext:value-type="float">
            <text:p>700</text:p>
          </table:table-cell>
          <table:table-cell table:style-name="ce14" table:formula="of:=IF([.B34]&gt;0;[.B34]*0.05;0)" office:value-type="float" office:value="37.75" calcext:value-type="float">
            <text:p>38</text:p>
          </table:table-cell>
          <table:table-cell table:style-name="ce14" table:formula="of:=[.C34]*0.005" office:value-type="float" office:value="3.5" calcext:value-type="float">
            <text:p>4</text:p>
          </table:table-cell>
          <table:table-cell table:style-name="ce14" table:formula="of:=SUM([.D34:.E34])" office:value-type="float" office:value="41.25" calcext:value-type="float">
            <text:p>41</text:p>
          </table:table-cell>
          <table:table-cell table:style-name="ce13"/>
          <table:table-cell table:style-name="ce13" office:value-type="float" office:value="-1" calcext:value-type="float">
            <text:p>-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7</text:p>
          </table:table-cell>
          <table:table-cell table:style-name="ce9" office:value-type="float" office:value="854.58" calcext:value-type="float">
            <text:p>854,58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43.729" calcext:value-type="float">
            <text:p>44</text:p>
          </table:table-cell>
          <table:table-cell table:style-name="ce14" table:formula="of:=[.C35]*0.005" office:value-type="float" office:value="0" calcext:value-type="float">
            <text:p>0</text:p>
          </table:table-cell>
          <table:table-cell table:style-name="ce14" table:formula="of:=SUM([.D35:.E35])" office:value-type="float" office:value="43.729" calcext:value-type="float">
            <text:p>44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00" calcext:value-type="float">
            <text:p>2000</text:p>
          </table:table-cell>
          <table:table-cell table:style-name="ce14" table:formula="of:=IF([.B36]&gt;0;[.B36]*0.05;0)" office:value-type="float" office:value="7.5" calcext:value-type="float">
            <text:p>8</text:p>
          </table:table-cell>
          <table:table-cell table:style-name="ce14" table:formula="of:=[.C36]*0.005" office:value-type="float" office:value="10" calcext:value-type="float">
            <text:p>10</text:p>
          </table:table-cell>
          <table:table-cell table:style-name="ce14" table:formula="of:=SUM([.D36:.E36])" office:value-type="float" office:value="17.5" calcext:value-type="float">
            <text:p>18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0" calcext:value-type="float">
            <text:p>650</text:p>
          </table:table-cell>
          <table:table-cell table:style-name="ce14" table:formula="of:=IF([.B37]&gt;0;[.B37]*0.05;0)" office:value-type="float" office:value="0" calcext:value-type="float">
            <text:p>0</text:p>
          </table:table-cell>
          <table:table-cell table:style-name="ce14" table:formula="of:=[.C37]*0.005" office:value-type="float" office:value="3.25" calcext:value-type="float">
            <text:p>3</text:p>
          </table:table-cell>
          <table:table-cell table:style-name="ce14" table:formula="of:=SUM([.D37:.E37])" office:value-type="float" office:value="3.25" calcext:value-type="float">
            <text:p>3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Membre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38]&gt;0;[.B38]*0.05;0)" office:value-type="float" office:value="1.5" calcext:value-type="float">
            <text:p>2</text:p>
          </table:table-cell>
          <table:table-cell table:style-name="ce14" table:formula="of:=[.C38]*0.005" office:value-type="float" office:value="0" calcext:value-type="float">
            <text:p>0</text:p>
          </table:table-cell>
          <table:table-cell table:style-name="ce14" table:formula="of:=SUM([.D38:.E38])" office:value-type="float" office:value="1.5" calcext:value-type="float">
            <text:p>2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IF([.B39]&gt;0;[.B39]*0.05;0)" office:value-type="float" office:value="0" calcext:value-type="float">
            <text:p>0</text:p>
          </table:table-cell>
          <table:table-cell table:style-name="ce14" table:formula="of:=[.C39]*0.005" office:value-type="float" office:value="0" calcext:value-type="float">
            <text:p>0</text:p>
          </table:table-cell>
          <table:table-cell table:style-name="ce14" table:formula="of:=SUM([.D39:.E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40]&gt;0;[.B40]*0.05;0)" office:value-type="float" office:value="0" calcext:value-type="float">
            <text:p>0</text:p>
          </table:table-cell>
          <table:table-cell table:style-name="ce14" table:formula="of:=[.C40]*0.005" office:value-type="float" office:value="0" calcext:value-type="float">
            <text:p>0</text:p>
          </table:table-cell>
          <table:table-cell table:style-name="ce14" table:formula="of:=SUM([.D40:.E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IF([.B41]&gt;0;[.B41]*0.05;0)" office:value-type="float" office:value="0" calcext:value-type="float">
            <text:p>0</text:p>
          </table:table-cell>
          <table:table-cell table:style-name="ce14" table:formula="of:=[.C41]*0.005" office:value-type="float" office:value="0" calcext:value-type="float">
            <text:p>0</text:p>
          </table:table-cell>
          <table:table-cell table:style-name="ce14" table:formula="of:=SUM([.D41:.E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42]&gt;0;[.B42]*0.05;0)" office:value-type="float" office:value="0" calcext:value-type="float">
            <text:p>0</text:p>
          </table:table-cell>
          <table:table-cell table:style-name="ce14" table:formula="of:=[.C42]*0.005" office:value-type="float" office:value="0" calcext:value-type="float">
            <text:p>0</text:p>
          </table:table-cell>
          <table:table-cell table:style-name="ce14" table:formula="of:=SUM([.D42:.E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IF([.B43]&gt;0;[.B43]*0.05;0)" office:value-type="float" office:value="0" calcext:value-type="float">
            <text:p>0</text:p>
          </table:table-cell>
          <table:table-cell table:style-name="ce14" table:formula="of:=[.C43]*0.005" office:value-type="float" office:value="0" calcext:value-type="float">
            <text:p>0</text:p>
          </table:table-cell>
          <table:table-cell table:style-name="ce14" table:formula="of:=SUM([.D43:.E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44]&gt;0;[.B44]*0.05;0)" office:value-type="float" office:value="0" calcext:value-type="float">
            <text:p>0</text:p>
          </table:table-cell>
          <table:table-cell table:style-name="ce14" table:formula="of:=[.C44]*0.005" office:value-type="float" office:value="0" calcext:value-type="float">
            <text:p>0</text:p>
          </table:table-cell>
          <table:table-cell table:style-name="ce14" table:formula="of:=SUM([.D44:.E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IF([.B45]&gt;0;[.B45]*0.05;0)" office:value-type="float" office:value="0" calcext:value-type="float">
            <text:p>0</text:p>
          </table:table-cell>
          <table:table-cell table:style-name="ce14" table:formula="of:=[.C45]*0.005" office:value-type="float" office:value="0" calcext:value-type="float">
            <text:p>0</text:p>
          </table:table-cell>
          <table:table-cell table:style-name="ce14" table:formula="of:=SUM([.D45:.E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46]&gt;0;[.B46]*0.05;0)" office:value-type="float" office:value="0" calcext:value-type="float">
            <text:p>0</text:p>
          </table:table-cell>
          <table:table-cell table:style-name="ce14" table:formula="of:=[.C46]*0.005" office:value-type="float" office:value="0" calcext:value-type="float">
            <text:p>0</text:p>
          </table:table-cell>
          <table:table-cell table:style-name="ce14" table:formula="of:=SUM([.D46:.E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IF([.B47]&gt;0;[.B47]*0.05;0)" office:value-type="float" office:value="0" calcext:value-type="float">
            <text:p>0</text:p>
          </table:table-cell>
          <table:table-cell table:style-name="ce14" table:formula="of:=[.C47]*0.005" office:value-type="float" office:value="0" calcext:value-type="float">
            <text:p>0</text:p>
          </table:table-cell>
          <table:table-cell table:style-name="ce14" table:formula="of:=SUM([.D47:.E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[.B48]&gt;0;[.B48]*0.05;0)" office:value-type="float" office:value="0" calcext:value-type="float">
            <text:p>0</text:p>
          </table:table-cell>
          <table:table-cell table:style-name="ce14" table:formula="of:=[.C48]*0.005" office:value-type="float" office:value="0" calcext:value-type="float">
            <text:p>0</text:p>
          </table:table-cell>
          <table:table-cell table:style-name="ce14" table:formula="of:=SUM([.D48:.E48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mplir.A18:Remplir.F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33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date-style style:name="N131">
      <number:day number:style="long"/>
      <number:text>-</number:text>
      <number:month number:textual="true"/>
    </number:date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date-style style:name="N127">
      <number:month number:textual="true"/>
      <number:text>-</number:text>
      <number:year/>
    </number:dat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mplir" style:display-name="PageStyle_Rempli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</meta:editing-cycles>
    <meta:creation-date>2024-11-11T20:28:14</meta:creation-date>
    <dc:date>2025-04-09T16:44:35.295385064</dc:date>
    <dc:language>fr-FR</dc:language>
    <meta:editing-duration>PT1H47M48S</meta:editing-duration>
    <meta:generator>LibreOffice/7.3.7.2$Linux_X86_64 LibreOffice_project/30$Build-2</meta:generator>
    <meta:document-statistic meta:table-count="1" meta:cell-count="192" meta:object-count="1"/>
    <meta:user-defined meta:name="AppVersion">12.00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2.xml><?xml version="1.0" encoding="utf-8"?>
<!DOCTYPE module  PUBLIC '-//OpenOffice.org//DTD OfficeDocument 1.0//EN'  'module.dtd'>
<script:module xmlns:script="http://openoffice.org/2000/script" script:name="Feuil2" script:language="StarBasic" script:moduleType="document">Rem Attribute VBA_ModuleType=VBADocumentModule
Option VBASupport 1




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


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
Public Sub NewSheet()

' Find out the number of Rows

    Dim x As Integer

    For x = 18 To 100
        Range("A" &amp; x).Select
        If Range("A" &amp; x).Value = "" Then
            Exit For
        End If
    Next x

' Selects Table and Copies it into a different sheet

    Range(Cells(18, 1), Cells(x - 1, 3)).Select
    Selection.Copy
    Sheets.Add After:=Sheets(Sheets.Count)
    Range("A4").Select
    Selection.PasteSpecial Paste:=xlPasteValues
    Cells.Select
    Selection.Font.Name = "Calibri"
    Selection.Font.Size = 10
    ActiveSheet.Name = "Calculs"
    
' Writes Number Rows

    Sheets("Calculs").Select
    Range("H4").Value = "numéro ligne"
    Range("H5").Value = x - 15

End Sub

Public Sub AddTitle()

'Adds Title 1

    Range("A2").Select
    With Selection.Font
        .Size = 14
        .Italic = True
        .Bold = True
    End With
    Selection.Value = "Liste Membres Eligibles"
    Range("A2:C2").Select
    Selection.Interior.ThemeColor = xlThemeColorAccent6

    
End Sub


Public Sub Filter()

' Filter
    ActiveSheet.Range("$C$4").Autofilter Field:=3, Criteria1:="&lt;2000", _
        Operator:=xlAnd

End Sub

Public Sub Sort()

        Dim oSheet, oRange As Object
        Dim aSortFields(0) As New com.sun.star.util.SortField
        Dim aSortAsc(0) As New com.sun.star.beans.PropertyValue
    
        oSheet = ThisComponent.Sheets.getByIndex(1)
    
    ' Define the row number x
    x = Range("H5").Value
    
    ' Get the range to sort (A4:Cx)
    oRange = oSheet.getCellRangeByPosition(0, 4, 2, x - 1)
    ThisComponent.getCurrentController.Select (oRange) ' A4 = (0,3), Cx = (2,x-1)

        
        aSortFields(0).Field = 1
        aSortFields(0).SortAscending = True
        
        aSortAsc(0).Name = "SortFields"
        aSortAsc(0).Value = aSortFields()
        oRange.Sort (aSortAsc())

End Sub

Public Sub NewTable()

' Add Title

    Dim x As Integer
    x = Range("H5").Value
                
        Sheets("Calculs").Select
    Range("A" &amp; x + 2).Select
    Selection.Value = "Calcul Répartition"
    With Selection.Font
        .Size = 14
        .Italic = True
        .Bold = True
    End With
    

' Copy Paste

        Rem Get sheet 1, the original, and 2, which will contain the copy.
        oSheet = ThisComponent.Sheets.getByIndex(1)

        Rem Get the range to copy and the rang to copy to.
        oRangeOrg = oSheet.getCellRangeByPosition(0, 3, 1, x - 1).RangeAddress
        oRangeCpy = oSheet.getCellRangeByPosition(0, x + 3, 1, x + x + 3).RangeAddress

        Rem The insert position
        oCellCpy = oSheet.getCellByPosition(oRangeCpy.StartColumn,_
    oRangeCpy.StartRow).CellAddress

        Rem Do the copy
        oSheet.CopyRange(oCellCpy, oRangeOrg)

' Find number of last row

    Dim LR As Integer
    LR = ActiveSheet.UsedRange.Rows.Count

' Add line (safety)

        Range("A" &amp; LR + 2).Value = "Ignorer cette ligne"
        Range("B" &amp; LR + 2).Value = 10000

' Titles
    
    x = Range("H5").Value + 4
    
    Range("C" &amp; x).Select
    Selection.Value = "A donner"
    Selection.Font.Bold = True
    Range("D" &amp; x).Select
    Selection.Value = "Revenu après répartition"
    Range("H" &amp; x).Select
    Selection.Value = "Total à répartir"

' Fill down the formula from D(x + 1) to D(LR + 1) using a loop
        oSheet = ThisComponent.Sheets.getByIndex(1)
    
    Dim i As Integer
    For i = x To LR
        oCell = oSheet.getCellByPosition(3, i)
        oCell.Formula = "=B" &amp; (i + 1)
    Next i

        
' Selects Totals and Copies

    Sheets("Remplir").Select
    Range("I19").Select
    Selection.Copy
    Sheets("Calculs").Select
    Range("H" &amp; x + 1).Select
    Selection.PasteSpecial Paste:=xlPasteValues
    
End Sub

Public Sub Repartition()

    Dim x As Integer
    x = Range("H5").Value + 5
    
    Dim i As Integer
    i = x
    
    Dim k As Integer
    k = i + 1
    
    Do While (Range("H" &amp; x).Value &gt; 0)
        If Range("D" &amp; k - 1).Value &lt; Range("D" &amp; k).Value Then
            Do While i &lt; k And (Range("H" &amp; x).Value &gt; 0)
                Range("C" &amp; i).Value = Range("C" &amp; i).Value + 1
                Range("D" &amp; i).Value = Range("D" &amp; i).Value + 1
                i = i + 1
                Range("H" &amp; x).Value = Range("H" &amp; x).Value - 1
            Loop
            Else
                k = k + 1
            End If
            i = x
    Loop
    
    Sheets("Calculs").Select
    
 ' Loop through the range from x to k-1 (for column C)
    For i = x To k - 1
        ' Get the cell in column C and row i
        oCell = ThisComponent.Sheets.getByIndex(1).getCellByPosition(2, i - 1) ' Column C is at index 2 (0-based)
        
        ' Set the background color of the cell
        oCell.CellBackColor = 5296274
    Next i
    
    
End Sub


Sub CreerCalculs()

Call NewSheet
Call AddTitle
Call Filter
Call Sort
Call NewTable
Call Repartition

End Sub






</script:module>
</file>

<file path=Basic/VBAProject/Module5.xml><?xml version="1.0" encoding="utf-8"?>
<!DOCTYPE module  PUBLIC '-//OpenOffice.org//DTD OfficeDocument 1.0//EN'  'module.dtd'>
<script:module xmlns:script="http://openoffice.org/2000/script" script:name="Module5" script:language="StarBasic" script:moduleType="normal">Rem Attribute VBA_ModuleType=VBAModule
Option VBASupport 1
Sub Macro2()
'
' Macro2 Macro
'

'
    Range("D33").Select
    With Selection.Interior
        .Pattern = xlSolid
        .PatternColorIndex = xlAutomatic
        .Color = 5296274
        .TintAndShade = 0
        .PatternTintAndShade = 0
    End With
End Sub
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2"/>
  <library:element library:name="Module1"/>
  <library:element library:name="Module2"/>
  <library:element library:name="Module5"/>
  <library:element library:name="ThisWorkbook"/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